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7292in" fo:margin-left="0in" table:align="left"/>
    </style:style>
    <style:style style:name="Table1.A" style:family="table-column">
      <style:table-column-properties style:column-width="3.5465in"/>
    </style:style>
    <style:style style:name="Table1.B" style:family="table-column">
      <style:table-column-properties style:column-width="1.1826in"/>
    </style:style>
    <style:style style:name="Table1.1" style:family="table-row">
      <style:table-row-properties style:min-row-height="0.1771in"/>
    </style:style>
    <style:style style:name="Table1.A1" style:family="table-cell">
      <style:table-cell-properties fo:padding="0.0417in" fo:border="none" style:writing-mode="lr-tb"/>
    </style:style>
    <style:style style:name="Table2" style:family="table">
      <style:table-properties style:width="8.1326in" fo:margin-left="-0.7056in" table:align="left"/>
    </style:style>
    <style:style style:name="Table2.A" style:family="table-column">
      <style:table-column-properties style:column-width="0.6049in"/>
    </style:style>
    <style:style style:name="Table2.B" style:family="table-column">
      <style:table-column-properties style:column-width="1.5757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2639in"/>
    </style:style>
    <style:style style:name="Table2.E" style:family="table-column">
      <style:table-column-properties style:column-width="2.1132in"/>
    </style:style>
    <style:style style:name="Table2.1" style:family="table-row">
      <style:table-row-properties style:min-row-height="0.1604in" style:use-optimal-row-height="false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382in" fo:border="0.25pt solid #000000" style:writing-mode="lr-tb"/>
    </style:style>
    <style:style style:name="Table2.2" style:family="table-row">
      <style:table-row-properties style:min-row-height="0.1882in" style:use-optimal-row-height="false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8.1326in" fo:margin-left="-0.7056in" table:align="left"/>
    </style:style>
    <style:style style:name="Table3.A" style:family="table-column">
      <style:table-column-properties style:column-width="0.6049in"/>
    </style:style>
    <style:style style:name="Table3.B" style:family="table-column">
      <style:table-column-properties style:column-width="1.5757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2.2639in"/>
    </style:style>
    <style:style style:name="Table3.E" style:family="table-column">
      <style:table-column-properties style:column-width="2.1132in"/>
    </style:style>
    <style:style style:name="Table3.1" style:family="table-row">
      <style:table-row-properties style:min-row-height="0.1604in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fo:padding="0.0382in" fo:border="0.25pt solid #000000" style:writing-mode="lr-tb"/>
    </style:style>
    <style:style style:name="Table3.2" style:family="table-row">
      <style:table-row-properties style:min-row-height="0.1882in" style:use-optimal-row-height="false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8.1326in" fo:margin-left="-0.7056in" table:align="left"/>
    </style:style>
    <style:style style:name="Table4.A" style:family="table-column">
      <style:table-column-properties style:column-width="0.6049in"/>
    </style:style>
    <style:style style:name="Table4.B" style:family="table-column">
      <style:table-column-properties style:column-width="1.5757in"/>
    </style:style>
    <style:style style:name="Table4.C" style:family="table-column">
      <style:table-column-properties style:column-width="1.575in"/>
    </style:style>
    <style:style style:name="Table4.D" style:family="table-column">
      <style:table-column-properties style:column-width="2.2639in"/>
    </style:style>
    <style:style style:name="Table4.E" style:family="table-column">
      <style:table-column-properties style:column-width="2.1132in"/>
    </style:style>
    <style:style style:name="Table4.1" style:family="table-row">
      <style:table-row-properties style:min-row-height="0.1604in" style:use-optimal-row-height="false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E1" style:family="table-cell">
      <style:table-cell-properties fo:padding="0.0382in" fo:border="0.25pt solid #000000" style:writing-mode="lr-tb"/>
    </style:style>
    <style:style style:name="Table4.2" style:family="table-row">
      <style:table-row-properties style:min-row-height="0.1882in" style:use-optimal-row-height="false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0.5pt" fo:language="es" fo:country="AR" style:font-size-asian="10.5pt"/>
    </style:style>
    <style:style style:name="P2" style:family="paragraph" style:parent-style-name="Standard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3" style:family="paragraph" style:parent-style-name="Standard">
      <style:text-properties fo:font-size="10.5pt" fo:language="es" fo:country="AR" style:text-underline-style="solid" style:text-underline-width="auto" style:text-underline-color="font-color" officeooo:rsid="0010d3a5" officeooo:paragraph-rsid="0010d3a5" style:font-size-asian="10.5pt"/>
    </style:style>
    <style:style style:name="P4" style:family="paragraph" style:parent-style-name="Standard">
      <style:text-properties fo:font-size="10.5pt" fo:language="es" fo:country="AR" style:text-underline-style="solid" style:text-underline-width="auto" style:text-underline-color="font-color" officeooo:rsid="0014d993" officeooo:paragraph-rsid="0014d993" style:font-size-asian="10.5pt"/>
    </style:style>
    <style:style style:name="P5" style:family="paragraph" style:parent-style-name="Standard">
      <style:text-properties fo:font-size="10.5pt" fo:language="es" fo:country="AR" style:text-underline-style="none" officeooo:rsid="00127fbe" officeooo:paragraph-rsid="00127fbe" style:font-size-asian="10.5pt"/>
    </style:style>
    <style:style style:name="P6" style:family="paragraph" style:parent-style-name="Standard">
      <style:text-properties fo:font-size="10.5pt" fo:language="es" fo:country="AR" style:text-underline-style="none" officeooo:rsid="001441fb" officeooo:paragraph-rsid="001441fb" style:font-size-asian="10.5pt"/>
    </style:style>
    <style:style style:name="P7" style:family="paragraph" style:parent-style-name="Standard">
      <style:text-properties fo:font-size="10.5pt" fo:language="es" fo:country="AR" style:text-underline-style="none" officeooo:rsid="0014d993" officeooo:paragraph-rsid="0014d993" style:font-size-asian="10.5pt"/>
    </style:style>
    <style:style style:name="P8" style:family="paragraph" style:parent-style-name="Standard">
      <style:text-properties fo:font-size="10.5pt" fo:language="es" fo:country="AR" style:text-underline-style="none" officeooo:rsid="00167353" officeooo:paragraph-rsid="00167353" style:font-size-asian="10.5pt"/>
    </style:style>
    <style:style style:name="P9" style:family="paragraph" style:parent-style-name="Standard">
      <style:text-properties fo:font-size="10.5pt" fo:language="es" fo:country="AR" style:text-underline-style="none" officeooo:rsid="0016b30f" officeooo:paragraph-rsid="0016b30f" style:font-size-asian="10.5pt"/>
    </style:style>
    <style:style style:name="P10" style:family="paragraph" style:parent-style-name="Standard">
      <style:text-properties fo:font-size="10.5pt" fo:language="es" fo:country="AR" style:text-underline-style="none" officeooo:rsid="00178f39" officeooo:paragraph-rsid="00178f39" style:font-size-asian="10.5pt"/>
    </style:style>
    <style:style style:name="P11" style:family="paragraph" style:parent-style-name="Standard">
      <style:text-properties fo:font-size="10.5pt" fo:language="es" fo:country="AR" style:text-underline-style="none" officeooo:rsid="00190f9d" officeooo:paragraph-rsid="00190f9d" style:font-size-asian="10.5pt"/>
    </style:style>
    <style:style style:name="P12" style:family="paragraph" style:parent-style-name="Standard">
      <style:text-properties fo:font-size="10.5pt" fo:language="es" fo:country="AR" style:text-underline-style="none" officeooo:rsid="001a7295" officeooo:paragraph-rsid="001a7295" style:font-size-asian="10.5pt"/>
    </style:style>
    <style:style style:name="P13" style:family="paragraph" style:parent-style-name="Standard">
      <style:text-properties fo:font-size="10.5pt" fo:language="es" fo:country="AR" style:text-underline-style="none" officeooo:rsid="001bea62" officeooo:paragraph-rsid="001bea62" style:font-size-asian="10.5pt"/>
    </style:style>
    <style:style style:name="P14" style:family="paragraph" style:parent-style-name="Standard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 style:font-name-complex="Calibri" style:font-size-complex="10pt"/>
    </style:style>
    <style:style style:name="P15" style:family="paragraph" style:parent-style-name="Standard">
      <style:text-properties fo:color="#373737" style:font-name="Calibri" fo:font-size="10pt" fo:language="es" fo:country="AR" fo:background-color="#ffffff" style:font-size-asian="10pt" style:font-name-complex="Calibri" style:font-size-complex="10pt"/>
    </style:style>
    <style:style style:name="P16" style:family="paragraph" style:parent-style-name="Standard">
      <style:text-properties officeooo:rsid="001e017f" officeooo:paragraph-rsid="001e017f"/>
    </style:style>
    <style:style style:name="P17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color="#000000" style:font-name="Arial" fo:font-size="10pt" fo:language="es" fo:country="AR" style:letter-kerning="false" style:font-name-asian="Times New Roman" style:font-size-asian="10pt" style:language-asian="es" style:country-asian="AR" style:font-name-complex="Arial" style:font-size-complex="10pt" style:language-complex="ar" style:country-complex="SA" fo:hyphenate="true"/>
    </style:style>
    <style:style style:name="P18" style:family="paragraph" style:parent-style-name="Normal">
      <style:paragraph-properties fo:margin-top="0.0693in" fo:margin-bottom="0.0693in" loext:contextual-spacing="false" fo:hyphenation-ladder-count="no-limit" style:vertical-align="auto"/>
      <style:text-properties fo:hyphenate="true"/>
    </style:style>
    <style:style style:name="P19" style:family="paragraph" style:parent-style-name="Table_20_Contents">
      <style:paragraph-properties fo:text-align="center" style:justify-single-word="false"/>
      <style:text-properties fo:font-size="10.5pt" fo:language="es" fo:country="AR" style:font-size-asian="10.5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Standard" style:master-page-name="MP0">
      <style:paragraph-properties style:page-number="auto" fo:break-before="page"/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22" style:family="paragraph" style:parent-style-name="Standard">
      <style:text-properties fo:font-size="10.5pt" fo:language="es" fo:country="AR" style:text-underline-style="none" officeooo:rsid="001d3e63" officeooo:paragraph-rsid="001d3e63" style:font-size-asian="10.5pt"/>
    </style:style>
    <style:style style:name="P23" style:family="paragraph" style:parent-style-name="Standard">
      <style:text-properties fo:font-size="10.5pt" fo:language="es" fo:country="AR" style:text-underline-style="none" officeooo:rsid="001e017f" officeooo:paragraph-rsid="001e017f" style:font-size-asian="10.5pt"/>
    </style:style>
    <style:style style:name="P24" style:family="paragraph" style:parent-style-name="Standard">
      <style:text-properties officeooo:rsid="00219c5e" officeooo:paragraph-rsid="00219c5e"/>
    </style:style>
    <style:style style:name="P25" style:family="paragraph" style:parent-style-name="Standard">
      <style:text-properties officeooo:rsid="002883b7" officeooo:paragraph-rsid="002883b7"/>
    </style:style>
    <style:style style:name="P26" style:family="paragraph" style:parent-style-name="Standard">
      <style:text-properties officeooo:rsid="002883b7" officeooo:paragraph-rsid="00291f35"/>
    </style:style>
    <style:style style:name="P27" style:family="paragraph" style:parent-style-name="Standard">
      <style:text-properties officeooo:rsid="002a62be" officeooo:paragraph-rsid="002a62be"/>
    </style:style>
    <style:style style:name="P28" style:family="paragraph" style:parent-style-name="Standard">
      <style:text-properties officeooo:rsid="002b260b" officeooo:paragraph-rsid="002b260b"/>
    </style:style>
    <style:style style:name="P29" style:family="paragraph" style:parent-style-name="Standard">
      <style:text-properties officeooo:rsid="003305ad" officeooo:paragraph-rsid="003305ad"/>
    </style:style>
    <style:style style:name="P30" style:family="paragraph" style:parent-style-name="Standard">
      <style:text-properties officeooo:rsid="00341110" officeooo:paragraph-rsid="00341110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19c5e" officeooo:paragraph-rsid="00219c5e"/>
    </style:style>
    <style:style style:name="T1" style:family="text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T2" style:family="text">
      <style:text-properties fo:font-size="10.5pt" fo:language="es" fo:country="AR" style:font-size-asian="10.5pt"/>
    </style:style>
    <style:style style:name="T3" style:family="text">
      <style:text-properties fo:font-size="10.5pt" fo:language="es" fo:country="AR" style:text-underline-style="none" style:font-size-asian="10.5pt"/>
    </style:style>
    <style:style style:name="T4" style:family="text">
      <style:text-properties fo:font-size="10.5pt" fo:language="es" fo:country="AR" style:text-underline-style="none" officeooo:rsid="001edcb3" style:font-size-asian="10.5pt"/>
    </style:style>
    <style:style style:name="T5" style:family="text">
      <style:text-properties fo:font-size="10.5pt" fo:language="es" fo:country="AR" style:text-underline-style="none" officeooo:rsid="00201b29" style:font-size-asian="10.5pt"/>
    </style:style>
    <style:style style:name="T6" style:family="text">
      <style:text-properties fo:font-size="10.5pt" fo:language="es" fo:country="AR" style:text-underline-style="none" officeooo:rsid="00241d20" style:font-size-asian="10.5pt"/>
    </style:style>
    <style:style style:name="T7" style:family="text">
      <style:text-properties fo:font-size="10.5pt" fo:language="es" fo:country="AR" style:text-underline-style="none" officeooo:rsid="00291f35" style:font-size-asian="10.5pt"/>
    </style:style>
    <style:style style:name="T8" style:family="text">
      <style:text-properties fo:font-size="10.5pt" fo:language="es" fo:country="AR" style:text-underline-style="none" officeooo:rsid="002b260b" style:font-size-asian="10.5pt"/>
    </style:style>
    <style:style style:name="T9" style:family="text">
      <style:text-properties fo:font-size="10.5pt" fo:language="es" fo:country="AR" style:text-underline-style="none" officeooo:rsid="0033f792" style:font-size-asian="10.5pt"/>
    </style:style>
    <style:style style:name="T10" style:family="text">
      <style:text-properties fo:color="#373737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11" style:family="text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loext:char-shading-value="0" style:font-size-asian="10pt" style:font-name-complex="Calibri" style:font-size-complex="10pt"/>
    </style:style>
    <style:style style:name="T12" style:family="text">
      <style:text-properties fo:color="#373737" style:text-position="super 65%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13" style:family="text">
      <style:text-properties fo:color="#373737" style:font-name="Helvetica" fo:font-size="11.5pt" fo:background-color="#ffffff" loext:char-shading-value="0" style:font-size-asian="11.5pt" style:font-size-complex="11.5pt"/>
    </style:style>
    <style:style style:name="T14" style:family="text">
      <style:text-properties style:font-name="Arial" fo:font-size="10pt" fo:language="es" fo:country="AR" style:letter-kerning="false" style:font-name-asian="Times New Roman" style:font-size-asian="10pt" style:language-asian="es" style:country-asian="AR" style:font-name-complex="Arial" style:font-size-complex="10pt" style:language-complex="ar" style:country-complex="SA"/>
    </style:style>
    <style:style style:name="T15" style:family="text">
      <style:text-properties officeooo:rsid="00173515"/>
    </style:style>
    <style:style style:name="T16" style:family="text">
      <style:text-properties officeooo:rsid="00178f39"/>
    </style:style>
    <style:style style:name="T17" style:family="text">
      <style:text-properties officeooo:rsid="001835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eleinformatica</text:p>
      <text:p text:style-name="P1"/>
      <text:p text:style-name="P1">Um cloud pass: 26marcela04monica</text:p>
      <text:p text:style-name="P1"/>
      <text:p text:style-name="P1">protocolo serie de reglas and shit</text:p>
      <text:p text:style-name="P1"/>
      <text:p text:style-name="P1">redes orientadas a circuitos es lo de antes</text:p>
      <text:p text:style-name="P1">encontrar manera de multiplexar las comunicaciones</text:p>
      <text:p text:style-name="P1"/>
      <text:p text:style-name="P1">windows terminal server (check) multiples sesiones</text:p>
      <text:p text:style-name="P1"/>
      <text:p text:style-name="P1">sesiones significa que se destruyen las capas anteriores pero la sesion se mantiene</text:p>
      <text:p text:style-name="P1"/>
      <text:p text:style-name="P1">docsis</text:p>
      <text:p text:style-name="P1"/>
      <text:p text:style-name="P1">adsl</text:p>
      <text:p text:style-name="P1"/>
      <text:p text:style-name="P1">(check) api, tls</text:p>
      <text:p text:style-name="P1"/>
      <text:p text:style-name="P1">datagrama – fragmentos</text:p>
      <text:p text:style-name="P1"/>
      <text:p text:style-name="P1">udp se dice mensajes</text:p>
      <text:p text:style-name="P1"/>
      <text:p text:style-name="P1">tcp se llaman conexiones(segmentos)</text:p>
      <text:p text:style-name="P1"/>
      <text:p text:style-name="P1">en la mac se llaman tramos</text:p>
      <text:p text:style-name="P1"/>
      <text:p text:style-name="P1">md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pa de red Ipv4</text:p>
      <text:p text:style-name="P2"/>
      <text:p text:style-name="P1">Hay cuatro cosas que tiene que hacer ip:</text:p>
      <text:p text:style-name="P1"><text:tab/>-abstraccion logica</text:p>
      <text:p text:style-name="P1"><text:tab/>-direccionamiento (sub de la anterior)</text:p>
      <text:p text:style-name="P1"><text:tab/>-mejor esfuerzo (no es confiable, lo manda y si sale mal, pecho)</text:p>
      <text:p text:style-name="P1"><text:tab/>-encaminamiento(hop by hop - si es un problema de protocolo de ip)</text:p>
      <text:p text:style-name="P1"/>
      <text:p text:style-name="P1">Como hago que todo lo de arriba de ip la capa de red, se vea todo igual.</text:p>
      <text:p text:style-name="P1">ejemplo:</text:p>
      <text:p text:style-name="P1"><text:tab/>para el reg civil todos tenemos un dni.</text:p>
      <text:p text:style-name="P1"/>
      <text:p text:style-name="P1">Orientamiento a coneccion: antes de intercambiar paquetes con los dos extremos necesito o no coneccion.</text:p>
      <text:p text:style-name="P1"/>
      <text:p text:style-name="P1"><text:tab/>si a coneccion: telefonos</text:p>
      <text:p text:style-name="P1"/>
      <text:p text:style-name="P1"><text:tab/>no a coneccion: ip no es orientado a coneccion, puedo entregrar DATAGRAMAS, unidades <text:tab/>que no tienen vinculo entre si, sin coneccion, con el mejor esfuerzo.</text:p>
      <text:p text:style-name="P1"/>
      <text:p text:style-name="Standard"><text:span text:style-name="Fuente_20_de_20_párrafo_20_predeter."><text:span text:style-name="T1">Stateless</text:span></text:span><text:span text:style-name="Fuente_20_de_20_párrafo_20_predeter."><text:span text:style-name="T2">: recordar el estado de algo para tomar una decicion</text:span></text:span></text:p>
      <text:p text:style-name="P1">sIP es completamente Stateless, y para eso, los extremos son inteligentes y el core muy sencillo.</text:p>
      <text:p text:style-name="P1"/>
      <text:p text:style-name="P1"><text:tab/>ejemplo:</text:p>
      <text:p text:style-name="P1"><text:tab/><text:tab/>En el rooter no pueden estar lineales a los anchos de banda que mueven en sus <text:tab/><text:tab/><text:tab/>memorias, entonces usan un protocolo que son stateless, miran a cada paquete ip <text:tab/><text:tab/>como si fueran diferentes, aunque tengan relacion entre ellos</text:p>
      <text:p text:style-name="P1"/>
      <text:p text:style-name="P1"><text:tab/><text:tab/>Cuando entras en una pag con sesiones, statefull seria que</text:p>
      <text:p text:style-name="P1"><text:tab/><text:tab/>cada vez que haces login tiene que revisar todas las sesiones que tiene guardadas, en <text:tab/><text:tab/>cambio para ser stateless la primera vez que entras te dan un tiquet firmado por el <text:tab/><text:tab/>server y la proxima vez solo veo si tenes el ticket.</text:p>
      <text:p text:style-name="P1"/>
      <text:p text:style-name="P1"/>
      <text:p text:style-name="P1">UUIDs para base de datos que son clones en vez de usar auto-incremental para crear un sistema de base de datos distribuida, no centralizada.</text:p>
      <text:p text:style-name="P1"/>
      <text:p text:style-name="P1">unicast es 1 – 1 y el otro es broadcast 1 – todos sin poder decidir a quienes no.</text:p>
      <text:p text:style-name="P1">multicast es 1 – grupo selecto, el cual decide participar si quiere escuchar.</text:p>
      <text:p text:style-name="P1"/>
      <text:p text:style-name="P2">Direccionamiento de IP</text:p>
      <text:p text:style-name="P2"/>
      <text:p text:style-name="P1">Direcciones ipv4 son unicas y globales, de 32 bits (4 bytes), son jerarquicas.</text:p>
      <text:p text:style-name="P1"/>
      <text:p text:style-name="P1">Permite expresar quienes son miembros de una misma red, mas alla de que esten en el mismo medio fisico, o el mismo cable.</text:p>
      <text:p text:style-name="P1"/>
      <text:p text:style-name="P1">La mascara permite decir que parte es la que identifica la red y que parte es para identificar hosts de la red.</text:p>
      <text:p text:style-name="P1"/>
      <text:p text:style-name="P1">Cualquier direccion que empieze con 127. va a terminar pegando contra mi maquina</text:p>
      <text:p text:style-name="P1"/>
      <text:p text:style-name="P1">ANYCAST: Direccion de IP que es igual en varios lugares de la red (google, 8.8.8.8 ta en todos lados)</text:p>
      <text:p text:style-name="P1"/>
      <text:p text:style-name="P1">DHCP, servidor que se encarga de configuración y num de ip de forma automatica.</text:p>
      <text:p text:style-name="P1"/>
      <text:p text:style-name="P1">Multicast: Ip prevee el prefijo 224.0.0.0/4 para esto, ejemplo: un solo paquete que le llegue a muchos a la vez, que hallan decidido recibir este paquete.</text:p>
      <text:p text:style-name="P1"><text:tab/>Necesito que el switch soporte el multicast O que tire la mac address a todas las maquinas y <text:tab/>ellas se encarguen de lidiar con eso.</text:p>
      <text:p text:style-name="P1"/>
      <text:p text:style-name="P1"/>
      <text:p text:style-name="Standard"><text:soft-page-break/><text:span text:style-name="Fuente_20_de_20_párrafo_20_predeter."><text:span text:style-name="T10">Una red de clase C tiene 2</text:span></text:span><text:span text:style-name="Fuente_20_de_20_párrafo_20_predeter."><text:span text:style-name="T12">8</text:span></text:span><text:span text:style-name="Fuente_20_de_20_párrafo_20_predeter."><text:span text:style-name="T10"> = 256 </text:span></text:span><text:span text:style-name="Fuente_20_de_20_párrafo_20_predeter."><text:span text:style-name="T11">direcciones</text:span></text:span><text:span text:style-name="Fuente_20_de_20_párrafo_20_predeter."><text:span text:style-name="T10"> IP</text:span></text:span></text:p>
      <text:p text:style-name="P14"/>
      <text:p text:style-name="Standard"><text:span text:style-name="Fuente_20_de_20_párrafo_20_predeter."><text:span text:style-name="T10">La </text:span></text:span><text:span text:style-name="Texto_20_en_20_negrita"><text:span text:style-name="T10">máscara de subred</text:span></text:span><text:span text:style-name="Fuente_20_de_20_párrafo_20_predeter."><text:span text:style-name="T10"> es un número binario de 32 bits </text:span></text:span><text:span text:style-name="Texto_20_en_20_negrita"><text:span text:style-name="T10">NO ES UNA DIRECCIÓN IP</text:span></text:span><text:span text:style-name="Fuente_20_de_20_párrafo_20_predeter."><text:span text:style-name="T10">. La máscara de subred es un número binario que está siempre asociado con una dirección IP y que nos indica qué parte de esa dirección IP es el prefijo de red y qué parte de esa dirección IP es el identificador de dispositivo.</text:span></text:span><text:span text:style-name="Fuente_20_de_20_párrafo_20_predeter."><text:span text:style-name="T13"> </text:span></text:span><text:span text:style-name="Fuente_20_de_20_párrafo_20_predeter."><text:span text:style-name="T10">Para ello, todos los bits que se utilicen para definir  el prefijo de red se ponen a valor 1 en la máscara, y todos los bits que se utilicen para definir los dispositivos dentro de la red se ponen a valor 0.</text:span></text:span></text:p>
      <text:p text:style-name="P15"/>
      <text:p text:style-name="P15"/>
      <text:p text:style-name="P15">En redes privadas de clase C se utilizan los 24 primeros bits para definir el prefijo de red y los 8 últimos bits para definir los dispositivos dentro de la red.</text:p>
      <text:p text:style-name="P15"/>
      <text:p text:style-name="P15">2^n – 2 = cantidad de maquinas en cual estoy dividiendo</text:p>
      <text:p text:style-name="P1"/>
      <text:p text:style-name="P1">FE: <text:s text:c="3"/>2^n – 2 &gt;= 25 <text:s/>=&gt; <text:s/>n = 5(encendemos 5 bits de la parte de hosts)</text:p>
      <text:p text:style-name="P1"/>
      <text:p text:style-name="P1">2^m -2 = hosts =&gt; 2^3 – 2 = 6 hosts libres</text:p>
      <text:p text:style-name="P1"/>
      <text:p text:style-name="P1">Mask: 255.255.255.248</text:p>
      <text:p text:style-name="P1"/>
      <text:p text:style-name="P1">familiasde 802 , mtu</text:p>
      <text:p text:style-name="P1"/>
      <text:p text:style-name="P1"/>
      <text:p text:style-name="P2">Trabajo Práctico:</text:p>
      <text:p text:style-name="P17">Enunciado</text:p>
      <text:p text:style-name="P17">Una universidad que posee una red de campus para sus 4 facultades desea realizar una división lógica del tráfico que permita dividir su red IP reflejando la división organizacional de la Universidad.</text:p>
      <text:p text:style-name="P17">Las Facultades poseen las siguientes cantidades de puestos de trabajo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span text:style-name="Fuente_20_de_20_párrafo_20_predeter."><text:span text:style-name="T14">Facultad de Ciencias Económicas</text:span></text:span></text:p>
          </table:table-cell>
          <table:table-cell table:style-name="Table1.A1" office:value-type="string">
            <text:p text:style-name="P18"><text:span text:style-name="Fuente_20_de_20_párrafo_20_predeter."><text:span text:style-name="T14">25 Puestos</text:span>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Fuente_20_de_20_párrafo_20_predeter."><text:span text:style-name="T14">Facultad de Ingeniería</text:span></text:span></text:p>
          </table:table-cell>
          <table:table-cell table:style-name="Table1.A1" office:value-type="string">
            <text:p text:style-name="P18"><text:span text:style-name="Fuente_20_de_20_párrafo_20_predeter."><text:span text:style-name="T14">54 Puestos</text:span>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Fuente_20_de_20_párrafo_20_predeter."><text:span text:style-name="T14">Facultad de Ciencias de la Salud</text:span></text:span></text:p>
          </table:table-cell>
          <table:table-cell table:style-name="Table1.A1" office:value-type="string">
            <text:p text:style-name="P18"><text:span text:style-name="Fuente_20_de_20_párrafo_20_predeter."><text:span text:style-name="T14">15 Puestos</text:span>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Fuente_20_de_20_párrafo_20_predeter."><text:span text:style-name="T14">Facultad de Filosofía y Letras</text:span></text:span></text:p>
          </table:table-cell>
          <table:table-cell table:style-name="Table1.A1" office:value-type="string">
            <text:p text:style-name="P18"><text:span text:style-name="Fuente_20_de_20_párrafo_20_predeter."><text:span text:style-name="T14">12 Puestos</text:span></text:span></text:p>
          </table:table-cell>
        </table:table-row>
      </table:table>
      <text:p text:style-name="P17">1) Realice la subdivisión de redes utilizando una red "tipo clase C"completa (/24) para cada Facultad.</text:p>
      <text:p text:style-name="P17">2) Realice la subdivisión de redes utilizando una sola red "tipo clase C" completa (/24) de tamaños iguales cada una.</text:p>
      <text:p text:style-name="P17">3) Realice la subdivisión de redes utilizando una sola red "tipo clase C" completa (/24) de tamaños óptimo cada una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Normal</text:p>
      <text:p text:style-name="P2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9">|||||||||||||||||</text:p>
          </table:table-cell>
          <table:table-cell table:style-name="Table2.A1" office:value-type="string">
            <text:p text:style-name="P19">Red</text:p>
          </table:table-cell>
          <table:table-cell table:style-name="Table2.A1" office:value-type="string">
            <text:p text:style-name="P19">Bcast</text:p>
          </table:table-cell>
          <table:table-cell table:style-name="Table2.A1" office:value-type="string">
            <text:p text:style-name="P19">Rango</text:p>
          </table:table-cell>
          <table:table-cell table:style-name="Table2.E1" office:value-type="string">
            <text:p text:style-name="P19">GW</text:p>
          </table:table-cell>
        </table:table-row>
        <table:table-row table:style-name="Table2.2">
          <table:table-cell table:style-name="Table2.A2" office:value-type="string">
            <text:p text:style-name="P19">FE 25</text:p>
          </table:table-cell>
          <table:table-cell table:style-name="Table2.A2" office:value-type="string">
            <text:p text:style-name="P19">192.168.0.0/24</text:p>
          </table:table-cell>
          <table:table-cell table:style-name="Table2.A2" office:value-type="string">
            <text:p text:style-name="P19">192.168.0.225</text:p>
          </table:table-cell>
          <table:table-cell table:style-name="Table2.A2" office:value-type="string">
            <text:p text:style-name="P19">192.168.0.1 <text:s/>–&gt; <text:s/>192.168.0.254</text:p>
          </table:table-cell>
          <table:table-cell table:style-name="Table2.E2" office:value-type="string">
            <text:p text:style-name="P19">192.168.0.255</text:p>
          </table:table-cell>
        </table:table-row>
        <table:table-row table:style-name="Table2.1">
          <table:table-cell table:style-name="Table2.A2" office:value-type="string">
            <text:p text:style-name="P19">FI 54</text:p>
          </table:table-cell>
          <table:table-cell table:style-name="Table2.A2" office:value-type="string">
            <text:p text:style-name="P19">192.168.0.0/24</text:p>
          </table:table-cell>
          <table:table-cell table:style-name="Table2.A2" office:value-type="string">
            <text:p text:style-name="P19">192.168.0.225</text:p>
          </table:table-cell>
          <table:table-cell table:style-name="Table2.A2" office:value-type="string">
            <text:p text:style-name="P19">192.168.0.1 <text:s/>–&gt; <text:s/>192.168.0.254</text:p>
          </table:table-cell>
          <table:table-cell table:style-name="Table2.E2" office:value-type="string">
            <text:p text:style-name="P19">192.168.0.255</text:p>
          </table:table-cell>
        </table:table-row>
        <table:table-row table:style-name="Table2.1">
          <table:table-cell table:style-name="Table2.A2" office:value-type="string">
            <text:p text:style-name="P19">FCS 15</text:p>
          </table:table-cell>
          <table:table-cell table:style-name="Table2.A2" office:value-type="string">
            <text:p text:style-name="P19">192.168.0.0/24</text:p>
          </table:table-cell>
          <table:table-cell table:style-name="Table2.A2" office:value-type="string">
            <text:p text:style-name="P19">192.168.0.225</text:p>
          </table:table-cell>
          <table:table-cell table:style-name="Table2.A2" office:value-type="string">
            <text:p text:style-name="P19">192.168.0.1 <text:s/>–&gt; <text:s/>192.168.0.254</text:p>
          </table:table-cell>
          <table:table-cell table:style-name="Table2.E2" office:value-type="string">
            <text:p text:style-name="P19">192.168.0.255</text:p>
          </table:table-cell>
        </table:table-row>
        <table:table-row table:style-name="Table2.1">
          <table:table-cell table:style-name="Table2.A2" office:value-type="string">
            <text:p text:style-name="P19">FFL 12</text:p>
          </table:table-cell>
          <table:table-cell table:style-name="Table2.A2" office:value-type="string">
            <text:p text:style-name="P19">192.168.0.0/24</text:p>
          </table:table-cell>
          <table:table-cell table:style-name="Table2.A2" office:value-type="string">
            <text:p text:style-name="P19">192.168.0.225</text:p>
          </table:table-cell>
          <table:table-cell table:style-name="Table2.A2" office:value-type="string">
            <text:p text:style-name="P19">192.168.0.1 <text:s/>–&gt; <text:s/>192.168.0.254</text:p>
          </table:table-cell>
          <table:table-cell table:style-name="Table2.E2" office:value-type="string">
            <text:p text:style-name="P20"><text:span text:style-name="Fuente_20_de_20_párrafo_20_predeter."><text:span text:style-name="T2">192.168.0.255</text:span></text:span></text:p>
          </table:table-cell>
        </table:table-row>
      </table:table>
      <text:p text:style-name="P1"/>
      <text:p text:style-name="Standard"><text:span text:style-name="Fuente_20_de_20_párrafo_20_predeter."><text:span text:style-name="T1">Tamaños iguales</text:span>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9">|||||||||||||||||</text:p>
          </table:table-cell>
          <table:table-cell table:style-name="Table3.A1" office:value-type="string">
            <text:p text:style-name="P19">Red</text:p>
          </table:table-cell>
          <table:table-cell table:style-name="Table3.A1" office:value-type="string">
            <text:p text:style-name="P19">Bcast</text:p>
          </table:table-cell>
          <table:table-cell table:style-name="Table3.A1" office:value-type="string">
            <text:p text:style-name="P19">Rango</text:p>
          </table:table-cell>
          <table:table-cell table:style-name="Table3.E1" office:value-type="string">
            <text:p text:style-name="P19">GW</text:p>
          </table:table-cell>
        </table:table-row>
        <table:table-row table:style-name="Table3.2">
          <table:table-cell table:style-name="Table3.A2" office:value-type="string">
            <text:p text:style-name="P19">FI 54</text:p>
          </table:table-cell>
          <table:table-cell table:style-name="Table3.A2" office:value-type="string">
            <text:p text:style-name="P19">192.168.0.0/26</text:p>
          </table:table-cell>
          <table:table-cell table:style-name="Table3.A2" office:value-type="string">
            <text:p text:style-name="P19">192.168.0.64</text:p>
          </table:table-cell>
          <table:table-cell table:style-name="Table3.A2" office:value-type="string">
            <text:p text:style-name="P19">192.168.0.1 <text:s/>–&gt; <text:s/>192.168.0.64</text:p>
          </table:table-cell>
          <table:table-cell table:style-name="Table3.E2" office:value-type="string">
            <text:p text:style-name="P19">192.168.0.64</text:p>
          </table:table-cell>
        </table:table-row>
        <table:table-row table:style-name="Table3.1">
          <table:table-cell table:style-name="Table3.A2" office:value-type="string">
            <text:p text:style-name="P19">FE 25</text:p>
          </table:table-cell>
          <table:table-cell table:style-name="Table3.A2" office:value-type="string">
            <text:p text:style-name="P19">192.168.0.64/26</text:p>
          </table:table-cell>
          <table:table-cell table:style-name="Table3.A2" office:value-type="string">
            <text:p text:style-name="P19">192.168.0.127</text:p>
          </table:table-cell>
          <table:table-cell table:style-name="Table3.A2" office:value-type="string">
            <text:p text:style-name="P19">192.168.0.64 <text:s/>–&gt; <text:s/>192.168.0.127</text:p>
          </table:table-cell>
          <table:table-cell table:style-name="Table3.E2" office:value-type="string">
            <text:p text:style-name="P19">192.168.0.127</text:p>
          </table:table-cell>
        </table:table-row>
        <table:table-row table:style-name="Table3.1">
          <table:table-cell table:style-name="Table3.A2" office:value-type="string">
            <text:p text:style-name="P19">FCS 15</text:p>
          </table:table-cell>
          <table:table-cell table:style-name="Table3.A2" office:value-type="string">
            <text:p text:style-name="P19">192.168.0.128/26</text:p>
          </table:table-cell>
          <table:table-cell table:style-name="Table3.A2" office:value-type="string">
            <text:p text:style-name="P19">192.168.0.191</text:p>
          </table:table-cell>
          <table:table-cell table:style-name="Table3.A2" office:value-type="string">
            <text:p text:style-name="P19">192.168.0.128 <text:s/>–&gt; <text:s/>192.168.0.191</text:p>
          </table:table-cell>
          <table:table-cell table:style-name="Table3.E2" office:value-type="string">
            <text:p text:style-name="P19">192.168.0.191</text:p>
          </table:table-cell>
        </table:table-row>
        <table:table-row table:style-name="Table3.1">
          <table:table-cell table:style-name="Table3.A2" office:value-type="string">
            <text:p text:style-name="P19">FFL 12</text:p>
          </table:table-cell>
          <table:table-cell table:style-name="Table3.A2" office:value-type="string">
            <text:p text:style-name="P20"><text:span text:style-name="Fuente_20_de_20_párrafo_20_predeter."><text:span text:style-name="T2">192.168.0.192/26</text:span></text:span></text:p>
          </table:table-cell>
          <table:table-cell table:style-name="Table3.A2" office:value-type="string">
            <text:p text:style-name="P19">192.168.0.255</text:p>
          </table:table-cell>
          <table:table-cell table:style-name="Table3.A2" office:value-type="string">
            <text:p text:style-name="P19">192.168.0.192 <text:s/>–&gt; <text:s/>192.168.0.255</text:p>
          </table:table-cell>
          <table:table-cell table:style-name="Table3.E2" office:value-type="string">
            <text:p text:style-name="P20"><text:span text:style-name="Fuente_20_de_20_párrafo_20_predeter."><text:span text:style-name="T2">192.168.0.255</text:span></text:span></text:p>
          </table:table-cell>
        </table:table-row>
      </table:table>
      <text:p text:style-name="P2"/>
      <text:p text:style-name="Standard"><text:span text:style-name="Fuente_20_de_20_párrafo_20_predeter."><text:span text:style-name="T1">Tamaños óptimos</text:span></text:span></text:p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9">|||||||||||||||||</text:p>
          </table:table-cell>
          <table:table-cell table:style-name="Table4.A1" office:value-type="string">
            <text:p text:style-name="P19">Red</text:p>
          </table:table-cell>
          <table:table-cell table:style-name="Table4.A1" office:value-type="string">
            <text:p text:style-name="P19">Bcast</text:p>
          </table:table-cell>
          <table:table-cell table:style-name="Table4.A1" office:value-type="string">
            <text:p text:style-name="P19">Rango</text:p>
          </table:table-cell>
          <table:table-cell table:style-name="Table4.E1" office:value-type="string">
            <text:p text:style-name="P19">GW</text:p>
          </table:table-cell>
        </table:table-row>
        <table:table-row table:style-name="Table4.2">
          <table:table-cell table:style-name="Table4.A2" office:value-type="string">
            <text:p text:style-name="P19">FI 54</text:p>
          </table:table-cell>
          <table:table-cell table:style-name="Table4.A2" office:value-type="string">
            <text:p text:style-name="P19">192.168.0.0/26</text:p>
          </table:table-cell>
          <table:table-cell table:style-name="Table4.A2" office:value-type="string">
            <text:p text:style-name="P19">192.168.0.64</text:p>
          </table:table-cell>
          <table:table-cell table:style-name="Table4.A2" office:value-type="string">
            <text:p text:style-name="P19">192.168.0.1 <text:s/>–&gt; <text:s/>192.168.0.64</text:p>
          </table:table-cell>
          <table:table-cell table:style-name="Table4.E2" office:value-type="string">
            <text:p text:style-name="P19">192.168.0.64</text:p>
          </table:table-cell>
        </table:table-row>
        <table:table-row table:style-name="Table4.1">
          <table:table-cell table:style-name="Table4.A2" office:value-type="string">
            <text:p text:style-name="P19">FE 25</text:p>
          </table:table-cell>
          <table:table-cell table:style-name="Table4.A2" office:value-type="string">
            <text:p text:style-name="P19">192.168.0.64/27</text:p>
          </table:table-cell>
          <table:table-cell table:style-name="Table4.A2" office:value-type="string">
            <text:p text:style-name="P19">192.168.0.96</text:p>
          </table:table-cell>
          <table:table-cell table:style-name="Table4.A2" office:value-type="string">
            <text:p text:style-name="P19">192.168.0.65 <text:s/>–&gt; <text:s/>192.168.0.96</text:p>
          </table:table-cell>
          <table:table-cell table:style-name="Table4.E2" office:value-type="string">
            <text:p text:style-name="P19">192.168.0.96</text:p>
          </table:table-cell>
        </table:table-row>
        <table:table-row table:style-name="Table4.1">
          <table:table-cell table:style-name="Table4.A2" office:value-type="string">
            <text:p text:style-name="P19">FCS 15</text:p>
          </table:table-cell>
          <table:table-cell table:style-name="Table4.A2" office:value-type="string">
            <text:p text:style-name="P19">192.168.0.128/27</text:p>
          </table:table-cell>
          <table:table-cell table:style-name="Table4.A2" office:value-type="string">
            <text:p text:style-name="P19">192.168.0.128</text:p>
          </table:table-cell>
          <table:table-cell table:style-name="Table4.A2" office:value-type="string">
            <text:p text:style-name="P19">192.168.0.97 <text:s/>–&gt; <text:s/>192.168.0.128</text:p>
          </table:table-cell>
          <table:table-cell table:style-name="Table4.E2" office:value-type="string">
            <text:p text:style-name="P19">192.168.0.128</text:p>
          </table:table-cell>
        </table:table-row>
        <table:table-row table:style-name="Table4.1">
          <table:table-cell table:style-name="Table4.A2" office:value-type="string">
            <text:p text:style-name="P19">FFL 12</text:p>
          </table:table-cell>
          <table:table-cell table:style-name="Table4.A2" office:value-type="string">
            <text:p text:style-name="P20"><text:span text:style-name="Fuente_20_de_20_párrafo_20_predeter."><text:span text:style-name="T2">192.168.0.192/28</text:span></text:span></text:p>
          </table:table-cell>
          <table:table-cell table:style-name="Table4.A2" office:value-type="string">
            <text:p text:style-name="P20"><text:span text:style-name="Fuente_20_de_20_párrafo_20_predeter."><text:span text:style-name="T2">192.168.0.144</text:span></text:span></text:p>
          </table:table-cell>
          <table:table-cell table:style-name="Table4.A2" office:value-type="string">
            <text:p text:style-name="P20"><text:span text:style-name="Fuente_20_de_20_párrafo_20_predeter."><text:span text:style-name="T2">192.168.0.129 <text:s/>–&gt; <text:s/>192.168.0.144</text:span></text:span></text:p>
          </table:table-cell>
          <table:table-cell table:style-name="Table4.E2" office:value-type="string">
            <text:p text:style-name="P20"><text:span text:style-name="Fuente_20_de_20_párrafo_20_predeter."><text:span text:style-name="T2">192.168.0.144</text:span></text:span></text:p>
          </table:table-cell>
        </table:table-row>
      </table:table>
      <text:p text:style-name="P2"/>
      <text:p text:style-name="P2"/>
      <text:p text:style-name="P2">CLOUD:</text:p>
      <text:p text:style-name="P1"/>
      <text:p text:style-name="P1">Suma de maquinas corriendo en un so (una distribucion) para crear maquinas/discos/redes</text:p>
      <text:p text:style-name="P1"/>
      <text:p text:style-name="P1"/>
      <text:p text:style-name="P1"/>
      <text:p text:style-name="P3">IP ENCAMINAMIENTO</text:p>
      <text:p text:style-name="P3"/>
      <text:p text:style-name="P5">Encamina los datagramas hacia sus destinos.</text:p>
      <text:p text:style-name="P5"/>
      <text:p text:style-name="P5">Estaba basado en el destino, se hace Salto A Salto</text:p>
      <text:p text:style-name="P5"/>
      <text:p text:style-name="P5"/>
      <text:p text:style-name="P4">Datagrama ipv4</text:p>
      <text:p text:style-name="P4"/>
      <text:p text:style-name="P7"/>
      <text:p text:style-name="P6">Internet Header Length</text:p>
      <text:p text:style-name="P6"/>
      <text:p text:style-name="P8">Total length = 64k = 2¹⁶ bits</text:p>
      <text:p text:style-name="P8"/>
      <text:p text:style-name="P9">Time to live = <text:span text:style-name="T16">64</text:span> cantidad de hops, <text:span text:style-name="T15">por cada hop se le disminuye un hop hasta que le queda 1, si le llega un 1 y no es para el, lo elimina (no pueden navegar en 0) y si es para el, se lo come.</text:span></text:p>
      <text:p text:style-name="P9"/>
      <text:p text:style-name="P10">Protocol: protocolos de transporte (tcp/udp) define a quien desencapsule lo de tcp y data, quien lo tiene que hacer <text:span text:style-name="T17">si viene con tcp se lo mandas a tcp, etc. <text:s/>Ip tiene que saber que es lo que carga (tcp, upd, etc)</text:span></text:p>
      <text:p text:style-name="P10"/>
      <text:p text:style-name="P11"><text:soft-page-break/>Icmp va inband con IP, no puede ir ip sin ICMP, y lo carga como si fuera de transporte, aunque no lo sea</text:p>
      <text:p text:style-name="P11"/>
      <text:p text:style-name="P11">Header Checksum: proteje la cabecera y su ancho es de 20 bytes (se fija si el original a flipado un par de bits comparando el que me mando el inicial con el final)</text:p>
      <text:p text:style-name="P11"/>
      <text:p text:style-name="P12">Los unicos dos cambios que se generan en el camino es cambio del time to live y, como cambio el time to live, tengo que updatear el checksum.</text:p>
      <text:p text:style-name="P12"/>
      <text:p text:style-name="P13">Source y Destination Adress = 32 bits (ip)</text:p>
      <text:p text:style-name="P13"/>
      <text:p text:style-name="P13">Identification = </text:p>
      <text:p text:style-name="P13"/>
      <text:p text:style-name="P13">Fragmentacion = pedazos de datagramas de ip.</text:p>
      <text:p text:style-name="P13"/>
      <text:p text:style-name="P22">Fragmen Offset = red trans data y cuando lo fragmentea</text:p>
      <text:p text:style-name="P22"><text:tab/><text:tab/> <text:s/>red data porque transporte se la suda despues de mandar, no fragmenta</text:p>
      <text:p text:style-name="P22"/>
      <text:p text:style-name="P16"><text:span text:style-name="T3">Flags = MF(more fragments) = 0 no hay fragmentos, mf = 1 es “vienen more fragments”, </text:span><text:span text:style-name="T4">son 2 bits, la segunda flag es DF(dont fragment) </text:span><text:span text:style-name="T5">el origen le dice a la capa ip que no fragmentes</text:span></text:p>
      <text:p text:style-name="P23"/>
      <text:p text:style-name="P23">tiempo de ensamblar (juntar los fragmentos) es de 30 segundos max</text:p>
      <text:p text:style-name="P23"/>
      <text:p text:style-name="P24"><text:span text:style-name="T3">Type of service = </text:span><text:span text:style-name="T6">latencia, bandwith, confiabilidad son los 3 tipos de service</text:span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31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5"><text:span text:style-name="T6">P</text:span><text:span text:style-name="T3">rograma para direccion de ip: </text:span><text:span text:style-name="T8">(configurando tablas de ruteo, a la cual se le puede agregar informacion)</text:span></text:p>
      <text:p text:style-name="P28"><text:span text:style-name="T8">C</text:span><text:span text:style-name="T3">uando modificas las tablas de ruteo, te haces las preguntas, el destino al que quiero llegar, quien me lleva al destino y tiene que ser vecino.</text:span></text:p>
      <text:p text:style-name="P25"><text:span text:style-name="T3"/></text:p>
      <text:p text:style-name="P27"><text:span text:style-name="T3">Ordenar conf_ip by mask</text:span></text:p>
      <text:p text:style-name="P25"><text:span text:style-name="T3"/></text:p>
      <text:p text:style-name="P25"><text:span text:style-name="T3">Iterar sobre array que tiene las direcciones de IP{</text:span></text:p>
      <text:p text:style-name="P25"><text:span text:style-name="T3"><text:tab/>if destino esta en ese array[ip]</text:span><text:span text:style-name="T7">(</text:span></text:p>
      <text:p text:style-name="P25"><text:span text:style-name="T7"><text:tab/><text:tab/>si link(</text:span></text:p>
      <text:p text:style-name="P26"><text:span text:style-name="T7"><text:tab/><text:tab/><text:tab/>mac = arp(destino)</text:span></text:p>
      <text:p text:style-name="P26"><text:span text:style-name="T7"><text:tab/><text:tab/><text:tab/>)</text:span></text:p>
      <text:p text:style-name="P26"><text:span text:style-name="T7"><text:tab/><text:tab/>si no link(</text:span></text:p>
      <text:p text:style-name="P26"><text:span text:style-name="T7"><text:tab/><text:tab/><text:tab/>mac = arp(IP[GW])</text:span></text:p>
      <text:p text:style-name="P26"><text:span text:style-name="T7"><text:tab/><text:tab/><text:tab/>)</text:span><text:span text:style-name="T3"><text:tab/><text:tab/></text:span></text:p>
      <text:p text:style-name="P25"><text:span text:style-name="T3"><text:tab/><text:tab/>enviar a mac</text:span></text:p>
      <text:p text:style-name="P25"><text:span text:style-name="T3"><text:tab/><text:tab/>Exit</text:span></text:p>
      <text:p text:style-name="P25"><text:span text:style-name="T3"><text:tab/>}</text:span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9"><text:span text:style-name="T3">LEER SOBRE OOT(over the top)</text:span></text:p>
      <text:p text:style-name="P29"><text:span text:style-name="T3"/></text:p>
      <text:p text:style-name="P30"><text:span text:style-name="T3">LEER SOBRE CLL(classless interdomain routin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language="es" fo:country="AR" style:letter-kerning="false" style:font-name-asian="Times New Roman" style:font-family-asian="'Times New Roman'" style:font-family-generic-asian="roman" style:font-pitch-asian="variable" style:language-asian="es" style:country-asian="A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uente_20_de_20_párrafo_20_predeter." style:display-name="Fuente de párrafo predeter." style:family="text"/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03-22T17:24:00Z</meta:creation-date>
    <dc:date>2018-04-26T19:29:08.824589373</dc:date>
    <meta:editing-cycles>81</meta:editing-cycles>
    <meta:editing-duration>PT8H42M41S</meta:editing-duration>
    <meta:document-statistic meta:table-count="4" meta:image-count="0" meta:object-count="0" meta:page-count="5" meta:paragraph-count="183" meta:word-count="1341" meta:character-count="7869" meta:non-whitespace-character-count="6620"/>
    <meta:template xlink:type="simple" xlink:actuate="onRequest" xlink:title="" xlink:href="Normal.dotm"/>
  </office:meta>
</office:document-meta>
</file>